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table-column table:style-name="co1" table:number-columns-repeated="16383" table:default-cell-style-name="ce2"/>
        <table:table-row table:style-name="ro1">
          <table:table-cell table:style-name="ce1" table:number-columns-repeated="2"/>
          <table:table-cell table:style-name="ce7" office:value-type="string" calcext:value-type="string" table:number-columns-spanned="4" table:number-rows-spanned="1">
            <text:p>5 miles</text:p>
          </table:table-cell>
          <table:covered-table-cell table:number-columns-repeated="3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2NNC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/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number-columns-repeated="2"/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string" office:string-value="" calcext:value-type="error">
            <text:p>#DIV/0!</text:p>
          </table:table-cell>
          <table:table-cell table:style-name="ce5" table:formula="of:=AVERAGE([.G3:.G12])" office:value-type="float" office:value="173.323545" calcext:value-type="float">
            <text:p>173,323545</text:p>
          </table:table-cell>
          <table:table-cell table:style-name="ce3" table:number-columns-repeated="16376"/>
        </table:table-row>
        <table:table-row table:style-name="ro2" table:number-rows-repeated="3">
          <table:table-cell table:style-name="ce4" table:number-columns-repeated="7"/>
          <table:table-cell table:number-columns-repeated="16376"/>
        </table:table-row>
        <table:table-row table:style-name="ro2" table:number-rows-repeated="1048559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Φύλλο2" table:style-name="ta1">
        <table:table-column table:style-name="co1" table:number-columns-repeated="16384" table:default-cell-style-name="Default"/>
        <table:table-row table:style-name="ro2">
          <table:table-cell table:style-name="ce12" office:value-type="string" calcext:value-type="string">
            <text:p>2004_1</text:p>
          </table:table-cell>
          <table:table-cell table:style-name="ce12" office:value-type="string" calcext:value-type="string">
            <text:p>2004_2</text:p>
          </table:table-cell>
          <table:table-cell table:style-name="ce12" office:value-type="string" calcext:value-type="string">
            <text:p>2004_3</text:p>
          </table:table-cell>
          <table:table-cell table:style-name="ce12" office:value-type="string" calcext:value-type="string">
            <text:p>2004_4</text:p>
          </table:table-cell>
          <table:table-cell table:style-name="ce12" office:value-type="string" calcext:value-type="string">
            <text:p>2004_5</text:p>
          </table:table-cell>
          <table:table-cell table:style-name="ce12" office:value-type="string" calcext:value-type="string">
            <text:p>2004_6</text:p>
          </table:table-cell>
          <table:table-cell table:style-name="ce12" office:value-type="string" calcext:value-type="string">
            <text:p>2004_7</text:p>
          </table:table-cell>
          <table:table-cell table:style-name="ce12" office:value-type="string" calcext:value-type="string">
            <text:p>2004_8</text:p>
          </table:table-cell>
          <table:table-cell table:style-name="ce12" office:value-type="string" calcext:value-type="string">
            <text:p>2004_9</text:p>
          </table:table-cell>
          <table:table-cell table:style-name="ce12" office:value-type="string" calcext:value-type="string">
            <text:p>2004_10</text:p>
          </table:table-cell>
          <table:table-cell table:style-name="ce12" table:number-columns-repeated="16374"/>
        </table:table-row>
        <table:table-row table:style-name="ro2">
          <table:table-cell office:value-type="float" office:value="183.625" calcext:value-type="float">
            <text:p>183,625</text:p>
          </table:table-cell>
          <table:table-cell office:value-type="float" office:value="161.639" calcext:value-type="float">
            <text:p>161,639</text:p>
          </table:table-cell>
          <table:table-cell office:value-type="float" office:value="189.459" calcext:value-type="float">
            <text:p>189,459</text:p>
          </table:table-cell>
          <table:table-cell office:value-type="float" office:value="166.197" calcext:value-type="float">
            <text:p>166,197</text:p>
          </table:table-cell>
          <table:table-cell office:value-type="float" office:value="148.103" calcext:value-type="float">
            <text:p>148,103</text:p>
          </table:table-cell>
          <table:table-cell table:number-columns-repeated="16379"/>
        </table:table-row>
        <table:table-row table:style-name="ro2">
          <table:table-cell office:value-type="float" office:value="184.498" calcext:value-type="float">
            <text:p>184,498</text:p>
          </table:table-cell>
          <table:table-cell office:value-type="float" office:value="162.053" calcext:value-type="float">
            <text:p>162,053</text:p>
          </table:table-cell>
          <table:table-cell office:value-type="float" office:value="188.992" calcext:value-type="float">
            <text:p>188,992</text:p>
          </table:table-cell>
          <table:table-cell office:value-type="float" office:value="166.047" calcext:value-type="float">
            <text:p>166,047</text:p>
          </table:table-cell>
          <table:table-cell office:value-type="float" office:value="147.432" calcext:value-type="float">
            <text:p>147,432</text:p>
          </table:table-cell>
          <table:table-cell table:number-columns-repeated="16379"/>
        </table:table-row>
        <table:table-row table:style-name="ro2">
          <table:table-cell office:value-type="float" office:value="183.458" calcext:value-type="float">
            <text:p>183,458</text:p>
          </table:table-cell>
          <table:table-cell office:value-type="float" office:value="163.392" calcext:value-type="float">
            <text:p>163,392</text:p>
          </table:table-cell>
          <table:table-cell office:value-type="float" office:value="188.443" calcext:value-type="float">
            <text:p>188,443</text:p>
          </table:table-cell>
          <table:table-cell office:value-type="float" office:value="165.849" calcext:value-type="float">
            <text:p>165,849</text:p>
          </table:table-cell>
          <table:table-cell office:value-type="float" office:value="147.437" calcext:value-type="float">
            <text:p>147,437</text:p>
          </table:table-cell>
          <table:table-cell table:number-columns-repeated="16379"/>
        </table:table-row>
        <table:table-row table:style-name="ro2">
          <table:table-cell office:value-type="float" office:value="183.155" calcext:value-type="float">
            <text:p>183,155</text:p>
          </table:table-cell>
          <table:table-cell office:value-type="float" office:value="162.541" calcext:value-type="float">
            <text:p>162,541</text:p>
          </table:table-cell>
          <table:table-cell office:value-type="float" office:value="187.992" calcext:value-type="float">
            <text:p>187,992</text:p>
          </table:table-cell>
          <table:table-cell office:value-type="float" office:value="166.0397" calcext:value-type="float">
            <text:p>166,0397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float" office:value="183.971" calcext:value-type="float">
            <text:p>183,971</text:p>
          </table:table-cell>
          <table:table-cell office:value-type="float" office:value="162.704" calcext:value-type="float">
            <text:p>162,704</text:p>
          </table:table-cell>
          <table:table-cell office:value-type="float" office:value="188.709" calcext:value-type="float">
            <text:p>188,709</text:p>
          </table:table-cell>
          <table:table-cell office:value-type="float" office:value="166.709" calcext:value-type="float">
            <text:p>166,709</text:p>
          </table:table-cell>
          <table:table-cell table:number-columns-repeated="16380"/>
        </table:table-row>
        <table:table-row table:style-name="ro2">
          <table:table-cell office:value-type="float" office:value="183.885" calcext:value-type="float">
            <text:p>183,885</text:p>
          </table:table-cell>
          <table:table-cell office:value-type="float" office:value="163.226" calcext:value-type="float">
            <text:p>163,226</text:p>
          </table:table-cell>
          <table:table-cell office:value-type="float" office:value="211.868" calcext:value-type="float">
            <text:p>211,868</text:p>
          </table:table-cell>
          <table:table-cell office:value-type="float" office:value="166.781" calcext:value-type="float">
            <text:p>166,781</text:p>
          </table:table-cell>
          <table:table-cell table:number-columns-repeated="16380"/>
        </table:table-row>
        <table:table-row table:style-name="ro2">
          <table:table-cell office:value-type="float" office:value="184.242" calcext:value-type="float">
            <text:p>184,242</text:p>
          </table:table-cell>
          <table:table-cell office:value-type="float" office:value="162.638" calcext:value-type="float">
            <text:p>162,638</text:p>
          </table:table-cell>
          <table:table-cell office:value-type="float" office:value="187.983" calcext:value-type="float">
            <text:p>187,983</text:p>
          </table:table-cell>
          <table:table-cell office:value-type="float" office:value="165.767" calcext:value-type="float">
            <text:p>165,767</text:p>
          </table:table-cell>
          <table:table-cell table:number-columns-repeated="16380"/>
        </table:table-row>
        <table:table-row table:style-name="ro2">
          <table:table-cell office:value-type="float" office:value="183.406" calcext:value-type="float">
            <text:p>183,406</text:p>
          </table:table-cell>
          <table:table-cell office:value-type="float" office:value="162.8099" calcext:value-type="float">
            <text:p>162,8099</text:p>
          </table:table-cell>
          <table:table-cell office:value-type="float" office:value="189.691" calcext:value-type="float">
            <text:p>189,691</text:p>
          </table:table-cell>
          <table:table-cell office:value-type="float" office:value="166.741" calcext:value-type="float">
            <text:p>166,741</text:p>
          </table:table-cell>
          <table:table-cell table:number-columns-repeated="16380"/>
        </table:table-row>
        <table:table-row table:style-name="ro2">
          <table:table-cell office:value-type="float" office:value="185.389" calcext:value-type="float">
            <text:p>185,389</text:p>
          </table:table-cell>
          <table:table-cell office:value-type="float" office:value="163.431" calcext:value-type="float">
            <text:p>163,431</text:p>
          </table:table-cell>
          <table:table-cell office:value-type="float" office:value="188.949" calcext:value-type="float">
            <text:p>188,949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float" office:value="184.806" calcext:value-type="float">
            <text:p>184,806</text:p>
          </table:table-cell>
          <table:table-cell office:value-type="float" office:value="161.597" calcext:value-type="float">
            <text:p>161,597</text:p>
          </table:table-cell>
          <table:table-cell office:value-type="string" calcext:value-type="string">
            <text:p>x</text:p>
          </table:table-cell>
          <table:table-cell table:number-columns-repeated="16381"/>
        </table:table-row>
        <table:table-row table:style-name="ro4">
          <table:table-cell table:style-name="ce13" table:formula="of:=AVERAGE([.A2:.A11])" office:value-type="float" office:value="184.0435" calcext:value-type="float">
            <text:p>184,0435</text:p>
          </table:table-cell>
          <table:table-cell table:style-name="ce13" table:formula="of:=AVERAGE([.B2:.B11])" office:value-type="float" office:value="162.60309" calcext:value-type="float">
            <text:p>162,60309</text:p>
          </table:table-cell>
          <table:table-cell table:style-name="ce13" table:formula="of:=AVERAGE([.C2:.C11])" office:value-type="float" office:value="191.342888888889" calcext:value-type="float">
            <text:p>191,342888888889</text:p>
          </table:table-cell>
          <table:table-cell table:style-name="ce13" table:formula="of:=AVERAGE([.D2:.D11])" office:value-type="float" office:value="166.2663375" calcext:value-type="float">
            <text:p>166,2663375</text:p>
          </table:table-cell>
          <table:table-cell table:style-name="ce13" table:formula="of:=AVERAGE([.E2:.E11])" office:value-type="float" office:value="147.657333333333" calcext:value-type="float">
            <text:p>147,657333333333</text:p>
          </table:table-cell>
          <table:table-cell table:style-name="ce13" table:formula="of:=AVERAGE([.F2:.F11])" office:value-type="string" office:string-value="" calcext:value-type="error">
            <text:p>#DIV/0!</text:p>
          </table:table-cell>
          <table:table-cell table:style-name="ce13" table:formula="of:=AVERAGE([.G2:.G11])" office:value-type="string" office:string-value="" calcext:value-type="error">
            <text:p>#DIV/0!</text:p>
          </table:table-cell>
          <table:table-cell table:style-name="ce13" table:formula="of:=AVERAGE([.H2:.H11])" office:value-type="string" office:string-value="" calcext:value-type="error">
            <text:p>#DIV/0!</text:p>
          </table:table-cell>
          <table:table-cell table:style-name="ce13" table:formula="of:=AVERAGE([.I2:.I11])" office:value-type="string" office:string-value="" calcext:value-type="error">
            <text:p>#DIV/0!</text:p>
          </table:table-cell>
          <table:table-cell table:style-name="ce13" table:formula="of:=AVERAGE([.J2:.J11])" office:value-type="string" office:string-value="" calcext:value-type="error">
            <text:p>#DIV/0!</text:p>
          </table:table-cell>
          <table:table-cell table:style-name="ce13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18:15:46.884199739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0:22:01.143039943</meta:creation-date>
    <dc:date>2025-04-10T19:21:07.428329283</dc:date>
    <meta:editing-duration>PT8H32M46S</meta:editing-duration>
    <meta:editing-cycles>49</meta:editing-cycles>
    <meta:generator>LibreOffice/24.8.6.2$Linux_AARCH64 LibreOffice_project/480$Build-2</meta:generator>
    <meta:document-statistic meta:table-count="2" meta:cell-count="132" meta:object-count="0"/>
  </office:meta>
</office:document-meta>
</file>